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99f23"/>
    </style:style>
    <style:style style:name="P2" style:family="paragraph" style:parent-style-name="Text_20_body">
      <style:text-properties officeooo:rsid="004b82ce" officeooo:paragraph-rsid="004b82ce"/>
    </style:style>
    <style:style style:name="P3" style:family="paragraph" style:parent-style-name="Heading_20_1">
      <style:text-properties officeooo:rsid="004b100d" officeooo:paragraph-rsid="004b100d"/>
    </style:style>
    <style:style style:name="P4" style:family="paragraph" style:parent-style-name="Heading_20_1">
      <style:text-properties officeooo:rsid="004b100d" officeooo:paragraph-rsid="005087e7"/>
    </style:style>
    <style:style style:name="P5" style:family="paragraph" style:parent-style-name="Heading_20_2">
      <style:text-properties officeooo:rsid="004cec8f" officeooo:paragraph-rsid="004cec8f"/>
    </style:style>
    <style:style style:name="P6" style:family="paragraph" style:parent-style-name="Heading_20_2">
      <style:text-properties officeooo:rsid="004cec8f" officeooo:paragraph-rsid="0052494f"/>
    </style:style>
    <style:style style:name="P7" style:family="paragraph" style:parent-style-name="Text_20_body">
      <style:text-properties officeooo:rsid="004e30e2" officeooo:paragraph-rsid="004e30e2"/>
    </style:style>
    <style:style style:name="P8" style:family="paragraph" style:parent-style-name="Text_20_body" style:list-style-name="L1">
      <style:text-properties officeooo:paragraph-rsid="004cec8f"/>
    </style:style>
    <style:style style:name="P9" style:family="paragraph" style:parent-style-name="Text_20_body" style:list-style-name="L1">
      <style:text-properties officeooo:rsid="0050247f" officeooo:paragraph-rsid="0050247f"/>
    </style:style>
    <style:style style:name="P10" style:family="paragraph" style:parent-style-name="Text_20_body" style:list-style-name="L1">
      <style:text-properties officeooo:rsid="0050247f" officeooo:paragraph-rsid="0052494f"/>
    </style:style>
    <style:style style:name="P11" style:family="paragraph" style:parent-style-name="Text_20_body" style:list-style-name="L2">
      <style:text-properties officeooo:rsid="0050247f" officeooo:paragraph-rsid="0052494f"/>
    </style:style>
    <style:style style:name="P12" style:family="paragraph" style:parent-style-name="Text_20_body">
      <style:text-properties officeooo:paragraph-rsid="0052494f"/>
    </style:style>
    <style:style style:name="T1" style:family="text">
      <style:text-properties officeooo:rsid="004b100d"/>
    </style:style>
    <style:style style:name="T2" style:family="text">
      <style:text-properties officeooo:rsid="004cec8f"/>
    </style:style>
    <style:style style:name="T3" style:family="text">
      <style:text-properties officeooo:rsid="005087e7"/>
    </style:style>
    <style:style style:name="T4" style:family="text">
      <style:text-properties officeooo:rsid="0052f0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fall </text:span>Den Glade Piraten</text:p>
      <text:h text:style-name="P3" text:outline-level="1">TF AF1.2 <text:span text:style-name="T3">Huvudscenario</text:span></text:h>
      <text:p text:style-name="P2">I detta testfall är målet att kontrollera så att medlems- och båtavgiften kan betalas genom PayPal utan problem.</text:p>
      <text:h text:style-name="P5" text:outline-level="2">Förkrav</text:h>
      <text:p text:style-name="P7"><text:span text:style-name="T2">T</text:span>estmiljö bestående av: Google Chrome <text:span text:style-name="T4">&lt; 20</text:span>, Firefox <text:span text:style-name="T4">&lt; 3 </text:span>samt Internet Explorer <text:span text:style-name="T4">&lt; 5</text:span>. Gå till systemets webbplats och <text:span text:style-name="T4">inloggning</text:span>: <text:a xlink:type="simple" xlink:href="http://dengladepiraten.se/medlemsinloggning/">http://dengladepiraten.se/medlemsinloggning/</text:a> Logga in med användarnamnet: Medlem och lösenordet: 1234.</text:p>
      <text:h text:style-name="P5" text:outline-level="2">Efterkrav</text:h>
      <text:p text:style-name="P7"><text:span text:style-name="T2">K</text:span>ontrollera att betalningsbekräftelse för medlemsID 1 är true i databasen, samt att saldo på klubbens PayPal-konto uppdaterats.</text:p>
      <text:h text:style-name="P5" text:outline-level="2">Scenario</text:h>
      <text:list xml:id="list5742091170977499329" text:style-name="L1">
        <text:list-item>
          <text:p text:style-name="P8"><text:span text:style-name="T2">”Medlem” → ”Betala medlemsavgift”</text:span></text:p>
        </text:list-item>
        <text:list-item>
          <text:p text:style-name="P9"><text:span text:style-name="T2">E</text:span>j betald medlemsavgift på 1590:- för fast kostnad 500:- + båtplats för 1st båt 1090:- presenteras</text:p>
        </text:list-item>
        <text:list-item>
          <text:p text:style-name="P9">Väljer ”Betala medlemsavgift nu”</text:p>
        </text:list-item>
        <text:list-item>
          <text:p text:style-name="P9">Hamnar på PayPal som presenterar uppgifterna under steg 2, samt presenterar betalningsalternativ.</text:p>
        </text:list-item>
        <text:list-item>
          <text:p text:style-name="P9">Betalar med VISA-kort och sänds sedan tillbaka till Den Glada Piratens webbplats</text:p>
        </text:list-item>
        <text:list-item>
          <text:p text:style-name="P9">Systemet presenterar att den totala medlemsavgiften på 1590:- nu är betalad</text:p>
        </text:list-item>
        <text:list-item>
          <text:p text:style-name="P9">Ett E-postmeddelande hamnar i inkorgen från både PayPal samt Den Glada Piratens båtklubb som bekräftar genomförd transaktion samt betald medlemsavgift</text:p>
        </text:list-item>
      </text:list>
      <text:h text:style-name="P4" text:outline-level="1">TF AF1.2 2a Redan betald medlemsavgift</text:h>
      <text:h text:style-name="P6" text:outline-level="2">Förkrav</text:h>
      <text:p text:style-name="P12"><text:span text:style-name="T2"/></text:p>
      <text:h text:style-name="P6" text:outline-level="2">Efterkrav</text:h>
      <text:p text:style-name="P12"><text:span text:style-name="T2"/></text:p>
      <text:h text:style-name="P6" text:outline-level="2">Scenario</text:h>
      <text:list xml:id="list4423132395444523850" text:style-name="L2">
        <text:list-item>
          <text:p text:style-name="P11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family="'Times New Roman'" style:font-style-name="Fet" style:font-family-generic="roman" style:font-pitch="variable"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19T15:44:58.485000000</dc:date>
    <meta:editing-duration>P1DT10H7M55S</meta:editing-duration>
    <meta:editing-cycles>72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20" meta:word-count="171" meta:character-count="1184" meta:non-whitespace-character-count="1040"/>
  </office:meta>
</office:document-meta>
</file>